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073d4" officeooo:paragraph-rsid="001073d4"/>
    </style:style>
    <style:style style:name="P2" style:family="paragraph" style:parent-style-name="Standard">
      <style:text-properties officeooo:rsid="001115e3" officeooo:paragraph-rsid="001115e3"/>
    </style:style>
    <style:style style:name="P3" style:family="paragraph" style:parent-style-name="Standard">
      <style:text-properties officeooo:rsid="0012038c" officeooo:paragraph-rsid="0012038c"/>
    </style:style>
    <style:style style:name="P4" style:family="paragraph" style:parent-style-name="Standard">
      <style:text-properties officeooo:rsid="0013bb26" officeooo:paragraph-rsid="0013bb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ry 1:</text:p>
      <text:p text:style-name="P2">Created Ballistae.drawio</text:p>
      <text:p text:style-name="P3">Initial Hierarchy is planned</text:p>
      <text:p text:style-name="P3"/>
      <text:p text:style-name="P4">Entry 2:</text:p>
      <text:p text:style-name="P4">Rock, the ballistae ammo, is going to be an arrayLi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73d4" officeooo:paragraph-rsid="001073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D:200009281<text:tab/>CS4303: P1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42:34.098930922</meta:creation-date>
    <dc:date>2024-02-06T11:46:25.500467669</dc:date>
    <meta:editing-duration>PT3M23S</meta:editing-duration>
    <meta:editing-cycles>4</meta:editing-cycles>
    <meta:generator>LibreOffice/7.1.8.1$Linux_X86_64 LibreOffice_project/10$Build-1</meta:generator>
    <meta:document-statistic meta:table-count="0" meta:image-count="0" meta:object-count="0" meta:page-count="1" meta:paragraph-count="6" meta:word-count="23" meta:character-count="145" meta:non-whitespace-character-count="127"/>
  </office:meta>
</office:document-meta>
</file>